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140D97F734B.png"/>
  <manifest:file-entry manifest:media-type="image/png" manifest:full-path="Pictures/10000201000000DC0000009F510C16C5.png"/>
  <manifest:file-entry manifest:media-type="image/png" manifest:full-path="Pictures/10000201000002E80000041C840ACF9A.png"/>
  <manifest:file-entry manifest:media-type="image/png" manifest:full-path="Pictures/1000020100000138000000D8C6EAFE1B.png"/>
  <manifest:file-entry manifest:media-type="image/png" manifest:full-path="Pictures/10000000000000200000002000309F1C.png"/>
  <manifest:file-entry manifest:media-type="image/png" manifest:full-path="Pictures/10000201000001F4000001F4CC336D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333366" dr3d:depth="0.97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695cm" fo:min-width="3.95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cm 3.15cm 4.44cm 3.15cm)" draw:image-opacity="100%" style:mirror="none"/>
    </style:style>
    <style:style style:name="gr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cm" draw:fill="solid" draw:fill-color="#9999cc" dr3d:depth="1.134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="solid" draw:fill-color="#333333" dr3d:depth="1.054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 2.2cm 2.701cm 2.2cm)" draw:image-opacity="100%" style:mirror="none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09cm" fo:min-width="3.957cm"/>
    </style:style>
    <style:style style:name="gr14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use-window-font-color="true" fo:font-family="'Bitstream Vera Sans'" style:font-family-generic="swiss" style:font-pitch="variable"/>
    </style:style>
    <style:style style:name="P5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style:use-window-font-color="true" fo:font-family="'Bitstream Vera Sans'" style:font-family-generic="swiss" style:font-pitch="variable"/>
    </style:style>
    <style:style style:name="T3" style:family="text">
      <style:text-properties style:use-window-font-color="true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10cm" svg:height="11.598cm" svg:x="1.5cm" svg:y="2.902cm" dr3d:transform="matrix (0.99985870667215 -0.00212339422514637 -0.0166750678817441 0.00596813612852787 0.972204513600375 0.234057183368102 0.0157145805877064 -0.234123631724828 0.972079820295088 -4.73610737787253cm 3.52700753026368cm 0.423204000572578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dr3d:transform="matrix (1.09653287138023 0.114053096035307 0.134407384120487 -0.0349878152342754 0.984396997537035 -0.493622417034026 -0.185571163601108 0.483215906365939 0.866504390712735 -0.203268897869282cm -0.959833131853675cm -2.27224988801505cm)" svg:viewBox="2000 -4500 5500 2000" svg:d="m2000-4500v2000h5500v-2000z"/>
        </dr3d:scene>
        <dr3d:scene draw:style-name="gr3" svg:width="5.449cm" svg:height="4cm" svg:x="1.483cm" svg:y="5.619cm" dr3d:transform="matrix (0.976885073986849 0.114360109664828 -0.180602650974891 0.0797977933127593 0.58870119005001 0.804402399931848 0.198312542225962 -0.800220390986853 0.565967721203892 -4.45691294331645cm 1.89687908938029cm 3.42108884532605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0.999869785181605 0.0106612968398255 0.0121140179372869 -0.000679341775553405 0.777827136738398 -0.628477910389924 -0.0161230014464978 0.628387843694504 0.777733094783372 0.00614165475806531cm -1.13775046086054cm -2.15221092093592cm)" svg:viewBox="2000 -4500 5500 2000" svg:d="m2000-4500v2000h5500v-2000z"/>
        </dr3d:scene>
        <draw:frame draw:style-name="gr5" draw:text-style-name="P2" draw:layer="layout" svg:width="4.5cm" svg:height="0.738cm" svg:x="6cm" svg:y="4.762cm">
          <draw:text-box>
            <text:p text:style-name="P1"><text:span text:style-name="T1">Système hôte</text:span></text:p>
          </draw:text-box>
        </draw:frame>
        <draw:frame draw:style-name="gr6" draw:text-style-name="P3" draw:layer="layout" svg:width="2.498cm" svg:height="3.569cm" svg:x="10.002cm" svg:y="8.431cm">
          <draw:image xlink:href="Pictures/10000201000002E80000041C840ACF9A.png" xlink:type="simple" xlink:show="embed" xlink:actuate="onLoad">
            <text:p/>
          </draw:image>
        </draw:frame>
        <dr3d:scene draw:style-name="gr7" svg:width="10.5cm" svg:height="5.5cm" svg:x="0.709cm" svg:y="8.033cm" dr3d:transform="matrix (1 0 0 0 0.939692620785931 0.342020143325607 0 -0.342020143325607 0.939692620785931 -16.75cm 3.01300328362341cm 0.493254713991198cm)" dr3d:vrp="(0 0 19708.2857142857)" dr3d:vpn="(0 0 18574.2857142857)" dr3d:projection="perspective" dr3d:distance="1.1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dr3d:transform="matrix (0.953672578289561 -0.041614162040171 -0.297954484672134 0.0214951093793016 0.997281121756414 -0.0704863423724346 0.300077612779284 0.0608163276264203 0.951974159629724 0.670565372132265cm 0.653041810165245cm 4.80667687535548cm)" svg:viewBox="13500 -4000 6500 2000" svg:d="m16750-4000-655 20-610 59-552 92-481 122-210 71-187 77-163 82-137 88-109 92-44 47-36 48-29 50-20 50-13 51-4 51 4 51 13 51 20 50 29 50 36 48 44 47 109 92 137 88 163 82 187 77 210 71 481 122 552 92 610 59 655 20 655-20 610-59 552-92 481-122 210-71 187-77 163-82 137-88 109-92 44-47 36-48 29-50 20-50 13-51 4-51-4-51-13-51-20-50-29-50-36-48-44-47-109-92-137-88-163-82-187-77-210-71-481-122-552-92-610-59z"/>
        </dr3d:scene>
        <dr3d:scene draw:style-name="gr9" svg:width="9.583cm" svg:height="4.048cm" svg:x="2.417cm" svg:y="9.623cm" dr3d:transform="matrix (1 0 0 0 0.939692620785931 0.342020143325607 0 -0.342020143325607 0.939692620785931 -5.5cm 11.9264023753567cm 3.7800337804159cm)" dr3d:vrp="(0 0 18199.7142857143)" dr3d:vpn="(0 0 17145.7142857143)" dr3d:projection="perspective" dr3d:distance="1.0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dr3d:transform="matrix (0.959085482483517 -0.10454948027114 -0.263105384711889 0.0715791621888157 0.98866981525906 -0.13194097140768 0.273918712083899 0.107709807216775 0.955702430989698 7.79566416129689cm 2.61284551748085cm -1.0685406263302cm)" svg:viewBox="2500 -13500 6000 2000" svg:d="m5500-13500-605 20-563 59-509 92-444 122-194 71-173 77-150 82-126 88-101 92-41 47-33 48-26 50-20 50-11 51-4 51 4 51 11 51 20 50 26 50 33 48 41 47 101 92 126 88 150 82 173 77 194 71 444 122 509 92 563 59 605 20 605-20 563-59 509-92 444-122 194-71 173-77 150-82 126-88 101-92 41-47 33-48 26-50 20-50 11-51 4-51-4-51-11-51-20-50-26-50-33-48-41-47-101-92-126-88-150-82-173-77-194-71-444-122-509-92-563-59z"/>
        </dr3d:scene>
        <draw:frame draw:style-name="gr5" draw:text-style-name="P2" draw:layer="layout" svg:width="4.5cm" svg:height="0.738cm" svg:x="5.209cm" svg:y="11.295cm">
          <draw:text-box>
            <text:p text:style-name="P1"><text:span text:style-name="T1">kernel</text:span></text:p>
          </draw:text-box>
        </draw:frame>
        <draw:frame draw:style-name="gr5" draw:text-style-name="P2" draw:layer="layout" svg:width="4cm" svg:height="1.475cm" svg:x="1.5cm" svg:y="7cm">
          <draw:text-box>
            <text:p text:style-name="P1"><text:span text:style-name="T1">Machine virtuelle</text:span></text:p>
          </draw:text-box>
        </draw:frame>
        <draw:frame draw:style-name="gr11" draw:text-style-name="P3" draw:layer="layout" svg:width="4.389cm" svg:height="1.288cm" svg:x="4.213cm" svg:y="9.265cm">
          <draw:image xlink:href="Pictures/1000020100000138000000D8C6EAFE1B.png" xlink:type="simple" xlink:show="embed" xlink:actuate="onLoad">
            <text:p/>
          </draw:image>
        </draw:frame>
        <draw:frame draw:style-name="gr5" draw:text-style-name="P2" draw:layer="layout" svg:width="2.5cm" svg:height="0.738cm" svg:x="1.5cm" svg:y="10.262cm">
          <draw:text-box>
            <text:p text:style-name="P1"><text:span text:style-name="T1">Shell</text:span></text:p>
          </draw:text-box>
        </draw:frame>
        <draw:line draw:style-name="gr12" draw:text-style-name="P3" draw:layer="layout" svg:x1="11.975cm" svg:y1="9.999cm" svg:x2="13.276cm" svg:y2="8.85cm">
          <text:p/>
        </draw:line>
        <draw:frame draw:style-name="gr13" draw:text-style-name="P2" draw:layer="layout" svg:width="2.038cm" svg:height="1.209cm" svg:x="8cm" svg:y="9.791cm">
          <draw:text-box>
            <text:p text:style-name="P1"><text:span text:style-name="T2">tap0</text:span></text:p>
          </draw:text-box>
        </draw:frame>
        <draw:frame draw:style-name="gr13" draw:text-style-name="P2" draw:layer="layout" svg:width="2.038cm" svg:height="1.209cm" svg:x="10.5cm" svg:y="9.791cm">
          <draw:text-box>
            <text:p text:style-name="P1"><text:span text:style-name="T2">eth0</text:span></text:p>
          </draw:text-box>
        </draw:frame>
        <draw:frame draw:style-name="gr5" draw:text-style-name="P4" draw:layer="layout" svg:width="3.5cm" svg:height="1.475cm" svg:x="15.043cm" svg:y="11.721cm">
          <draw:text-box>
            <text:p text:style-name="P1"><text:span text:style-name="T2">Système distant</text:span></text:p>
          </draw:text-box>
        </draw:frame>
        <dr3d:scene draw:style-name="gr3" svg:width="5.449cm" svg:height="4cm" svg:x="7cm" svg:y="5cm" dr3d:transform="matrix (0.976885073986849 0.114360109664828 -0.180602650974891 0.0797977933127593 0.58870119005001 0.804402399931848 0.198312542225962 -0.800220390986853 0.565967721203892 -4.45691294331645cm 1.89687908938029cm 3.42108884532605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0.999869785181605 0.0106612968398255 0.0121140179372869 -0.000679341775553405 0.777827136738398 -0.628477910389924 -0.0161230014464978 0.628387843694504 0.777733094783372 0.00614165475806531cm -1.13775046086054cm -2.15221092093592cm)" svg:viewBox="2000 -4500 5500 2000" svg:d="m2000-4500v2000h5500v-2000z"/>
        </dr3d:scene>
        <draw:frame draw:style-name="gr5" draw:text-style-name="P2" draw:layer="layout" svg:width="4.5cm" svg:height="1.475cm" svg:x="7cm" svg:y="6.5cm">
          <draw:text-box>
            <text:p text:style-name="P1"><text:span text:style-name="T1">Machine virtuelle</text:span></text:p>
          </draw:text-box>
        </draw:frame>
        <draw:frame draw:style-name="gr13" draw:text-style-name="P6" draw:layer="layout" svg:width="2.038cm" svg:height="1.209cm" svg:x="7cm" svg:y="7.5cm">
          <draw:text-box>
            <text:p text:style-name="P5"><text:span text:style-name="T3">eth0</text:span></text:p>
          </draw:text-box>
        </draw:frame>
        <draw:line draw:style-name="gr14" draw:text-style-name="P3" draw:layer="layout" svg:x1="7.989cm" svg:y1="8.31cm" svg:x2="7.482cm" svg:y2="9.847cm">
          <text:p/>
        </draw:line>
        <draw:frame draw:style-name="gr13" draw:text-style-name="P6" draw:layer="layout" svg:width="2.038cm" svg:height="1.209cm" svg:x="1.596cm" svg:y="8.126cm">
          <draw:text-box>
            <text:p text:style-name="P5"><text:span text:style-name="T3">eth0</text:span></text:p>
          </draw:text-box>
        </draw:frame>
        <draw:line draw:style-name="gr14" draw:text-style-name="P3" draw:layer="layout" svg:x1="2.602cm" svg:y1="8.986cm" svg:x2="4.678cm" svg:y2="9.83cm">
          <text:p/>
        </draw:line>
        <draw:line draw:style-name="gr14" draw:text-style-name="P3" draw:layer="layout" svg:x1="8.5cm" svg:y1="10.5cm" svg:x2="6.84cm" svg:y2="9.947cm">
          <text:p/>
        </draw:line>
        <draw:frame draw:style-name="gr15" draw:text-style-name="P3" draw:layer="layout" svg:width="6.314cm" svg:height="5.844cm" svg:x="13.194cm" svg:y="6.098cm">
          <draw:image xlink:href="Pictures/10000201000001F4000001F4CC336DB6.png" xlink:type="simple" xlink:show="embed" xlink:actuate="onLoad">
            <text:p/>
          </draw:image>
        </draw:frame>
        <draw:frame draw:style-name="gr15" draw:text-style-name="P3" draw:layer="layout" svg:width="2.196cm" svg:height="1.516cm" svg:x="12.651cm" svg:y="7.503cm">
          <draw:image xlink:href="Pictures/10000201000000DC0000009F510C16C5.png" xlink:type="simple" xlink:show="embed" xlink:actuate="onLoad">
            <text:p/>
          </draw:image>
        </draw:frame>
        <draw:frame draw:style-name="gr5" draw:text-style-name="P4" draw:layer="layout" svg:width="3.5cm" svg:height="0.738cm" svg:x="14.537cm" svg:y="8.306cm">
          <draw:text-box>
            <text:p text:style-name="P1"><text:span text:style-name="T2">Internet </text:span></text:p>
          </draw:text-box>
        </draw:frame>
        <draw:frame draw:style-name="gr15" draw:text-style-name="P3" draw:layer="layout" svg:width="3.03cm" svg:height="2.5cm" svg:x="16.058cm" svg:y="9.578cm">
          <draw:image xlink:href="Pictures/100002010000014000000140D97F734B.png" xlink:type="simple" xlink:show="embed" xlink:actuate="onLoad">
            <text:p/>
          </draw:image>
        </draw:frame>
        <draw:frame draw:style-name="gr13" draw:text-style-name="P6" draw:layer="layout" svg:width="3.864cm" svg:height="1.209cm" svg:x="4.294cm" svg:y="8.684cm">
          <draw:text-box>
            <text:p text:style-name="P7"><text:span text:style-name="T4">vde_swi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2-25T18:03:47</meta:creation-date>
    <dc:date>2008-06-01T15:47:37</dc:date>
    <meta:editing-cycles>13</meta:editing-cycles>
    <meta:editing-duration>PT1H56M1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